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ce3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7"/>
        <table:table-column table:style-name="co7" table:default-cell-style-name="ce3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" calcext:value-type="float">
            <text:p>20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.00.0000</text:date>, <text:time style:data-style-name="N2" text:time-value="21:34:55.9021153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17T22:54:35.902063328</dc:date>
    <meta:editing-duration>P62DT6H53M56S</meta:editing-duration>
    <meta:editing-cycles>292</meta:editing-cycles>
    <meta:document-statistic meta:table-count="4" meta:cell-count="327" meta:object-count="0"/>
  </office:meta>
</office:document-meta>
</file>